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aco" svg:font-family="Monaco, 'Courier New', 'DejaVu Sans Mono', 'Bitstream Vera Sans Mono', monospace"/>
    <style:font-face style:name="Roboto Slab" svg:font-family="'Roboto Slab', Arial, sans-serif"/>
    <style:font-face style:name="inherit" svg:font-family="inherit"/>
    <style:font-face style:name="var hcb-font-family" svg:font-family="'var hcb-font-family', Menlo, Consolas, 'Hiragino Kaku Gothic ProN', 'Hiragino Sans', Meiry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.4165in" fo:margin-top="0in" fo:margin-bottom="0.2083in" style:contextual-spacing="false" fo:text-indent="0in" style:auto-text-indent="false" fo:padding="0in" fo:border="none"/>
      <style:text-properties fo:color="#333333" loext:opacity="100%" style:font-name="inherit" fo:font-size="33pt" fo:letter-spacing="-0.0102in" fo:font-weight="normal"/>
    </style:style>
    <style:style style:name="P2" style:family="paragraph" style:parent-style-name="Heading_20_2">
      <style:paragraph-properties fo:margin-left="0.3335in" fo:margin-right="0.3335in" fo:margin-top="0.3335in" fo:margin-bottom="0.3335in" style:contextual-spacing="false" fo:orphans="2" fo:widows="2" fo:text-indent="0in" style:auto-text-indent="false" fo:padding="0in" fo:border="none"/>
      <style:text-properties fo:font-variant="normal" fo:text-transform="none" fo:color="#444444" loext:opacity="100%" style:font-name="inherit" fo:font-size="14.25pt" fo:letter-spacing="normal" fo:font-style="normal" fo:font-weight="normal" style:font-name-asian="inherit" style:font-size-asian="14.25pt" style:font-style-asian="normal" style:font-weight-asian="normal" style:font-name-complex="inherit" style:font-size-complex="14.25pt" style:font-style-complex="normal" style:font-weight-complex="normal" loext:padding="0in" loext:border="none"/>
    </style:style>
    <style:style style:name="P3" style:family="paragraph" style:parent-style-name="Heading_20_2">
      <style:paragraph-properties fo:margin-left="0.3335in" fo:margin-right="0.3335in" fo:margin-top="0.3335in" fo:margin-bottom="0.3335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inherit" fo:font-size="25.5pt" fo:letter-spacing="normal" fo:font-style="normal" fo:font-weight="bold" loext:padding="0in" loext:border="non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fo:padding="0in" fo:border="none"/>
    </style:style>
    <style:style style:name="P5" style:family="paragraph" style:parent-style-name="Preformatted_20_Text">
      <loext:graphic-properties draw:fill="bitmap" style:repeat="repeat" draw:fill-image-ref-point="top-left"/>
      <style:paragraph-properties fo:margin-left="0.3335in" fo:margin-right="0.3335in" fo:margin-top="0in" fo:margin-bottom="0in" style:contextual-spacing="false" style:line-height-at-least="0.198in" fo:orphans="2" fo:widows="2" fo:text-indent="0in" style:auto-text-indent="false" fo:padding-left="0.2083in" fo:padding-right="0.2083in" fo:padding-top="0.1874in" fo:padding-bottom="0.1874in" fo:border="0.06pt solid #dddddd">
        <style:background-image/>
      </style:paragraph-properties>
    </style:style>
    <style:style style:name="P6" style:family="paragraph" style:parent-style-name="Preformatted_20_Text">
      <loext:graphic-properties draw:fill="bitmap" style:repeat="repeat" draw:fill-image-ref-point="top-left"/>
      <style:paragraph-properties fo:margin-left="0.3335in" fo:margin-right="0.3335in" fo:margin-top="0in" fo:margin-bottom="0in" style:contextual-spacing="false" style:line-height-at-least="0.198in" fo:orphans="2" fo:widows="2" fo:text-indent="0in" style:auto-text-indent="false" fo:padding-left="0.2083in" fo:padding-right="0.2083in" fo:padding-top="0.1874in" fo:padding-bottom="0.1874in" fo:border="0.06pt solid #dddddd">
        <style:background-image/>
      </style:paragraph-properties>
    </style:style>
    <style:style style:name="P7" style:family="paragraph" style:parent-style-name="Preformatted_20_Text">
      <style:paragraph-properties fo:margin-top="0in" fo:margin-bottom="0in" style:contextual-spacing="false" fo:line-height="150%" fo:text-align="start" style:justify-single-word="false" fo:orphans="2" fo:widows="2" fo:padding="0in" fo:border="none"/>
    </style:style>
    <style:style style:name="P8" style:family="paragraph" style:parent-style-name="Quotations">
      <style:paragraph-properties fo:margin-left="0.7272in" fo:margin-right="0.7272in" fo:margin-top="0in" fo:margin-bottom="0in" style:contextual-spacing="false" fo:orphans="2" fo:widows="2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999999" loext:opacity="100%" fo:letter-spacing="normal" loext:padding="0in" loext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style:font-name="inherit" fo:font-size="16.5pt" fo:font-weight="bold" loext:padding="0in" loext:border="none"/>
    </style:style>
    <style:style style:name="P14" style:family="paragraph" style:parent-style-name="Text_20_body">
      <style:paragraph-properties fo:margin-left="0in" fo:margin-right="0in" fo:margin-top="0in" fo:margin-bottom="0.3335in" style:contextual-spacing="false" fo:orphans="2" fo:widows="2" fo:text-indent="0in" style:auto-text-indent="false" fo:padding="0in" fo:border="none"/>
      <style:text-properties fo:font-variant="normal" fo:text-transform="none" fo:color="#444444" loext:opacity="100%" style:font-name="inherit" fo:font-size="14.25pt" fo:letter-spacing="normal" fo:font-style="normal" fo:font-weight="normal" loext:padding="0in" loext:border="none"/>
    </style:style>
    <style:style style:name="P15" style:family="paragraph" style:parent-style-name="Text_20_body">
      <style:paragraph-properties fo:margin-left="0in" fo:margin-right="0.1043in" fo:margin-top="0in" fo:margin-bottom="0in" style:contextual-spacing="false" fo:text-indent="0in" style:auto-text-indent="false"/>
    </style:style>
    <style:style style:name="T1" style:family="text">
      <style:text-properties fo:color="#999999" loext:opacity="100%" style:text-line-through-style="none" style:text-line-through-type="none" style:font-name="inherit" fo:font-size="12pt" style:text-underline-style="none" fo:font-weight="normal" style:text-blinking="false" loext:padding="0in" loext:border="none"/>
    </style:style>
    <style:style style:name="T2" style:family="text">
      <style:text-properties fo:color="#999999" loext:opacity="100%" style:text-line-through-style="none" style:text-line-through-type="none" style:font-name="inherit" fo:font-size="12pt" style:text-underline-style="none" fo:font-weight="bold" style:text-blinking="false" loext:padding="0in" loext:border="none"/>
    </style:style>
    <style:style style:name="T3" style:family="text">
      <style:text-properties fo:color="#999999" loext:opacity="100%" style:font-name="inherit" fo:font-size="12pt" fo:font-weight="normal" loext:padding="0in" loext:border="none"/>
    </style:style>
    <style:style style:name="T4" style:family="text">
      <style:text-properties style:font-name="inherit" fo:font-size="10.5pt" fo:font-style="normal" fo:font-weight="normal"/>
    </style:style>
    <style:style style:name="T5" style:family="text">
      <style:text-properties fo:color="#ffffff" loext:opacity="100%" style:text-line-through-style="none" style:text-line-through-type="none" style:font-name="inherit" fo:font-size="12pt" style:text-underline-style="none" fo:font-weight="bold" style:text-blinking="false" loext:padding="0in" loext:border="none"/>
    </style:style>
    <style:style style:name="T6" style:family="text">
      <style:text-properties fo:font-variant="normal" fo:text-transform="none" fo:color="#444444" loext:opacity="100%" style:font-name="inherit" fo:font-size="14.2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444444" loext:opacity="100%" style:font-name="inherit" fo:font-size="14.25pt" fo:letter-spacing="normal" fo:font-style="normal" fo:font-weight="bold" loext:padding="0in" loext:border="none"/>
    </style:style>
    <style:style style:name="T8" style:family="text">
      <style:text-properties fo:font-variant="normal" fo:text-transform="none" fo:color="#444444" loext:opacity="100%" style:font-name="inherit" fo:font-size="14.25pt" fo:letter-spacing="normal" fo:font-style="italic" fo:font-weight="normal" loext:padding="0in" loext:border="none"/>
    </style:style>
    <style:style style:name="T9" style:family="text">
      <style:text-properties fo:font-variant="normal" fo:text-transform="none" fo:color="#444444" loext:opacity="100%" style:text-line-through-style="none" style:text-line-through-type="none" style:font-name="inherit" fo:font-size="13.5pt" fo:letter-spacing="normal" fo:font-style="normal" style:text-underline-style="none" fo:font-weight="normal" style:text-blinking="false" loext:padding="0in" loext:border="none"/>
    </style:style>
    <style:style style:name="T10" style:family="text">
      <style:text-properties fo:font-variant="normal" fo:text-transform="none" fo:color="#444444" loext:opacity="100%" fo:letter-spacing="normal" loext:padding="0in" loext:border="none"/>
    </style:style>
    <style:style style:name="T11" style:family="text">
      <style:text-properties fo:font-variant="normal" fo:text-transform="none" fo:color="#444444" loext:opacity="100%" style:font-name="Monaco" fo:font-size="8.2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999999" loext:opacity="100%" style:text-line-through-style="none" style:text-line-through-type="none" style:font-name="inherit" fo:font-size="14.25pt" fo:letter-spacing="normal" fo:font-style="normal" style:text-underline-style="none" fo:font-weight="normal" style:text-blinking="false" loext:padding="0in" loext:border="none"/>
    </style:style>
    <style:style style:name="T13" style:family="text">
      <style:text-properties fo:font-variant="normal" fo:text-transform="none" fo:color="#c72c4c" loext:opacity="100%" style:font-name="inherit" fo:font-size="14.25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c72c4c" loext:opacity="100%" style:font-name="inherit" fo:font-size="14.25pt" fo:letter-spacing="normal" fo:font-style="italic" fo:font-weight="normal" loext:padding="0in" loext:border="none"/>
    </style:style>
    <style:style style:name="T15" style:family="text">
      <style:text-properties fo:font-variant="normal" fo:text-transform="none" fo:color="#5f5f5f" loext:opacity="100%" style:font-name="inherit" fo:font-size="14.25pt" fo:letter-spacing="normal" fo:font-style="normal" fo:font-weight="normal" loext:padding="0in" loext:border="none"/>
    </style:style>
    <style:style style:name="T16" style:family="text">
      <style:text-properties fo:font-variant="normal" fo:text-transform="none" fo:color="#708090" loext:opacity="100%" style:font-name="inherit" fo:font-size="14.25pt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990055" loext:opacity="100%" style:font-name="inherit" fo:font-size="14.25pt" fo:letter-spacing="normal" fo:font-style="normal" fo:font-weight="normal" loext:padding="0in" loext:border="none"/>
    </style:style>
    <style:style style:name="T18" style:family="text">
      <style:text-properties fo:font-variant="normal" fo:text-transform="none" fo:color="#407b08" loext:opacity="100%" style:font-name="inherit" fo:font-size="14.25pt" fo:letter-spacing="normal" fo:font-style="normal" fo:font-weight="normal" loext:padding="0in" loext:border="none"/>
    </style:style>
    <style:style style:name="T19" style:family="text">
      <style:text-properties fo:font-variant="normal" fo:text-transform="none" fo:color="#407b08" loext:opacity="100%" style:font-name="inherit" fo:font-size="14.25pt" fo:letter-spacing="normal" fo:font-style="italic" fo:font-weight="normal" loext:padding="0in" loext:border="none"/>
    </style:style>
    <style:style style:name="T20" style:family="text">
      <style:text-properties fo:font-variant="normal" fo:text-transform="none" fo:color="#777777" loext:opacity="100%" style:font-name="inherit" fo:font-size="14.25pt" fo:letter-spacing="normal" fo:font-style="italic" fo:font-weight="normal" loext:padding="0in" loext:border="none"/>
    </style:style>
    <style:style style:name="T21" style:family="text">
      <style:text-properties fo:font-variant="normal" fo:text-transform="none" fo:color="#0077aa" loext:opacity="100%" style:font-name="inherit" fo:font-size="14.25pt" fo:letter-spacing="normal" fo:font-style="normal" fo:font-weight="normal" loext:padding="0in" loext:border="none"/>
    </style:style>
    <style:style style:name="Sect1" style:family="section">
      <style:section-properties fo:background-color="#f9f9f9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Исключения (Exceptions) в Python. Базовый набор для начинающих в 2022 году</text:h>
      <text:p text:style-name="P15"><text:a xlink:type="simple" xlink:href="https://happypython.ru/category/learning/" text:style-name="Internet_20_link" text:visited-style-name="Visited_20_Internet_20_Link"><text:span text:style-name="T2">Обучающий материал</text:span></text:a><text:span text:style-name="T3"> 15.09.2022 </text:span><text:a xlink:type="simple" xlink:href="https://happypython.ru/author/administratorhp/" text:style-name="Internet_20_link" text:visited-style-name="Visited_20_Internet_20_Link"><text:span text:style-name="T1">Вадим Колобанов</text:span></text:a></text:p>
      <text:p text:style-name="P9"><text:a xlink:type="simple" xlink:href="https://happypython.ru/2022/09/15/исключения-exceptions-в-python-базовый-набор-для-нач/#respond" text:style-name="Internet_20_link" text:visited-style-name="Visited_20_Internet_20_Link"><text:span text:style-name="T5">0</text:span></text:a></text:p>
      <text:p text:style-name="P10"> <text:span text:style-name="T4">Просмотров статьи: 30</text:span></text:p>
      <text:p text:style-name="P12"><text:span text:style-name="T6">Привет сообщество! Начнем с того, что SkillFactory в рамках партнерского взаимодействия с нашей командой сделали 40% скидку </text:span><text:a xlink:type="simple" xlink:href="https://go.redav.online/23078113315f98f0" office:target-frame-name="_blank" xlink:show="new" text:style-name="Internet_20_link" text:visited-style-name="Visited_20_Internet_20_Link"><text:span text:style-name="T12">на курс по сбору и анализу данных в Python</text:span></text:a><text:span text:style-name="T6">. Вы изучите профессиональный парсинг и обработку собранных данных. Там больше 500 заданий, 20 полноценных модулей. Это самый простой путь получить все нужную информацию.<text:line-break/><text:line-break/>А теперь к исключениям</text:span></text:p>
      <text:section text:style-name="Sect1" text:name="ez-toc-container">
        <text:p text:style-name="P13">Содержание</text:p>
        <text:list xml:id="list1108798836" text:style-name="L1">
          <text:list-item>
            <text:p text:style-name="P11"><text:a xlink:type="simple" xlink:href="https://happypython.ru/2022/09/15/исключения-exceptions-в-python-базовый-набор-для-нач/#Базовый-синтаксис-исключений" text:style-name="Internet_20_link" text:visited-style-name="Visited_20_Internet_20_Link"><text:span text:style-name="T9">Базовый синтаксис исключений</text:span></text:a></text:p>
          </text:list-item>
          <text:list-item>
            <text:p text:style-name="P11"><text:a xlink:type="simple" xlink:href="https://happypython.ru/2022/09/15/исключения-exceptions-в-python-базовый-набор-для-нач/#Несколько-обработчиков-исключений" text:style-name="Internet_20_link" text:visited-style-name="Visited_20_Internet_20_Link"><text:span text:style-name="T9">Несколько обработчиков исключений</text:span></text:a></text:p>
          </text:list-item>
          <text:list-item>
            <text:p text:style-name="P11"><text:a xlink:type="simple" xlink:href="https://happypython.ru/2022/09/15/исключения-exceptions-в-python-базовый-набор-для-нач/#Иерархия-встроенных-built-in-исключений" text:style-name="Internet_20_link" text:visited-style-name="Visited_20_Internet_20_Link"><text:span text:style-name="T9">Иерархия встроенных (built-in) исключений</text:span></text:a></text:p>
          </text:list-item>
          <text:list-item>
            <text:p text:style-name="P11"><text:a xlink:type="simple" xlink:href="https://happypython.ru/2022/09/15/исключения-exceptions-в-python-базовый-набор-для-нач/#Примеры-использования-встроенных-исключений" text:style-name="Internet_20_link" text:visited-style-name="Visited_20_Internet_20_Link"><text:span text:style-name="T9">Примеры использования встроенных исключений</text:span></text:a></text:p>
          </text:list-item>
          <text:list-item>
            <text:p text:style-name="P11"><text:a xlink:type="simple" xlink:href="https://happypython.ru/2022/09/15/исключения-exceptions-в-python-базовый-набор-для-нач/#Создание-собственных-исключений" text:style-name="Internet_20_link" text:visited-style-name="Visited_20_Internet_20_Link"><text:span text:style-name="T9">Создание собственных исключений</text:span></text:a></text:p>
          </text:list-item>
          <text:list-item>
            <text:p text:style-name="P11"><text:a xlink:type="simple" xlink:href="https://happypython.ru/2022/09/15/исключения-exceptions-в-python-базовый-набор-для-нач/#Каскадная-обработка-исключений" text:style-name="Internet_20_link" text:visited-style-name="Visited_20_Internet_20_Link"><text:span text:style-name="T9">Каскадная обработка исключений</text:span></text:a></text:p>
          </text:list-item>
        </text:list>
      </text:section>
      <text:h text:style-name="P2" text:outline-level="2"><text:bookmark text:name="%D0%91%D0%B0%D0%B7%D0%BE%D0%B2%D1%8B%D0%B9-%D1%81%D0%B8%D0%BD%D1%82%D0%B0%D0%BA%D1%81%D0%B8%D1%81-%D0%B8%D1%81%D0%BA%D0%BB%D1%8E%D1%87%D0%B5%D0%BD%D0%B8%D0%B9"/>Базовый синтаксис исключений</text:h>
      <text:p text:style-name="P4"><text:span text:style-name="Source_20_Text"><text:span text:style-name="T13">try</text:span></text:span><text:span text:style-name="Source_20_Text"><text:span text:style-name="T15">:</text:span></text:span></text:p>
      <text:p text:style-name="P4"><text:span text:style-name="Source_20_Text"><text:span text:style-name="T10"><text:s text:c="3"/></text:span></text:span><text:span text:style-name="Source_20_Text"><text:span text:style-name="T16"># Действия, которые необходимо выполнить</text:span></text:span></text:p>
      <text:p text:style-name="P4"><text:span text:style-name="Source_20_Text"><text:span text:style-name="T10"><text:s text:c="3"/></text:span></text:span><text:span text:style-name="Source_20_Text"><text:span text:style-name="T13">pass</text:span></text:span></text:p>
      <text:p text:style-name="P4"><text:span text:style-name="Source_20_Text"><text:span text:style-name="T13">except</text:span></text:span><text:span text:style-name="Source_20_Text"><text:span text:style-name="T6"> <text:s/></text:span></text:span><text:span text:style-name="Source_20_Text"><text:span text:style-name="T15">(</text:span></text:span><text:span text:style-name="Source_20_Text"><text:span text:style-name="T6">Exception1</text:span></text:span><text:span text:style-name="Source_20_Text"><text:span text:style-name="T15">[,</text:span></text:span><text:span text:style-name="Source_20_Text"><text:span text:style-name="T6"> Exception2</text:span></text:span><text:span text:style-name="Source_20_Text"><text:span text:style-name="T15">[,...</text:span></text:span><text:span text:style-name="Source_20_Text"><text:span text:style-name="T6">ExceptionN</text:span></text:span><text:span text:style-name="Source_20_Text"><text:span text:style-name="T15">]]])</text:span></text:span><text:span text:style-name="Source_20_Text"><text:span text:style-name="T6"> </text:span></text:span><text:span text:style-name="Source_20_Text"><text:span text:style-name="T13">as</text:span></text:span><text:span text:style-name="Source_20_Text"><text:span text:style-name="T6"> exc_obj</text:span></text:span><text:span text:style-name="Source_20_Text"><text:span text:style-name="T15">:</text:span></text:span></text:p>
      <text:p text:style-name="P4"><text:soft-page-break/><text:span text:style-name="Source_20_Text"><text:span text:style-name="T10"><text:s text:c="3"/></text:span></text:span><text:span text:style-name="Source_20_Text"><text:span text:style-name="T16"># Обработка указанных исключений</text:span></text:span></text:p>
      <text:p text:style-name="P4"><text:span text:style-name="Source_20_Text"><text:span text:style-name="T10"><text:s text:c="3"/></text:span></text:span><text:span text:style-name="Source_20_Text"><text:span text:style-name="T16"># exc_obj содержит экземпляр исключения</text:span></text:span></text:p>
      <text:p text:style-name="P4"><text:span text:style-name="Source_20_Text"><text:span text:style-name="T10"><text:s text:c="3"/></text:span></text:span><text:span text:style-name="Source_20_Text"><text:span text:style-name="T13">pass</text:span></text:span></text:p>
      <text:p text:style-name="P4"><text:span text:style-name="Source_20_Text"><text:span text:style-name="T13">else</text:span></text:span><text:span text:style-name="Source_20_Text"><text:span text:style-name="T15">:</text:span></text:span></text:p>
      <text:p text:style-name="P4"><text:span text:style-name="Source_20_Text"><text:span text:style-name="T10"><text:s text:c="3"/></text:span></text:span><text:span text:style-name="Source_20_Text"><text:span text:style-name="T16"># Блок вызывается в случае если в процессе выполнения не возбуждалось исключений. </text:span></text:span></text:p>
      <text:p text:style-name="P4"><text:span text:style-name="Source_20_Text"><text:span text:style-name="T10"><text:s text:c="3"/></text:span></text:span><text:span text:style-name="Source_20_Text"><text:span text:style-name="T13">pass</text:span></text:span></text:p>
      <text:p text:style-name="P4"><text:span text:style-name="Source_20_Text"><text:span text:style-name="T13">finally</text:span></text:span><text:span text:style-name="Source_20_Text"><text:span text:style-name="T15">:</text:span></text:span></text:p>
      <text:p text:style-name="P4"><text:span text:style-name="Source_20_Text"><text:span text:style-name="T10"><text:s text:c="3"/></text:span></text:span><text:span text:style-name="Source_20_Text"><text:span text:style-name="T16"># Блок выполняется всегда.</text:span></text:span></text:p>
      <text:p text:style-name="P4"><text:span text:style-name="Source_20_Text"><text:span text:style-name="T10"><text:s text:c="3"/></text:span></text:span><text:span text:style-name="Source_20_Text"><text:span text:style-name="T13">pass</text:span></text:span></text:p>
      <text:h text:style-name="P3" text:outline-level="2"><text:bookmark text:name="%D0%9D%D0%B5%D1%81%D0%BA%D0%BE%D0%BB%D1%8C%D0%BA%D0%BE-%D0%BE%D0%B1%D1%80%D0%B0%D0%B1%D0%BE%D1%82%D1%87%D0%B8%D0%BA%D0%BE%D0%B2-%D0%B8%D1%81%D0%BA%D0%BB%D1%8E%D1%87%D0%B5%D0%BD%D0%B8%D0%B9"/>Несколько обработчиков исключений</text:h>
      <text:p text:style-name="P4"><text:span text:style-name="Source_20_Text"><text:span text:style-name="T13">try</text:span></text:span><text:span text:style-name="Source_20_Text"><text:span text:style-name="T15">:</text:span></text:span></text:p>
      <text:p text:style-name="P4"><text:span text:style-name="Source_20_Text"><text:span text:style-name="T10"><text:s text:c="3"/></text:span></text:span><text:span text:style-name="Source_20_Text"><text:span text:style-name="T16"># Действия, которые необходимо выполнить</text:span></text:span></text:p>
      <text:p text:style-name="P4"><text:span text:style-name="Source_20_Text"><text:span text:style-name="T10"><text:s text:c="3"/></text:span></text:span><text:span text:style-name="Source_20_Text"><text:span text:style-name="T13">pass</text:span></text:span></text:p>
      <text:p text:style-name="P4"><text:span text:style-name="Source_20_Text"><text:span text:style-name="T13">except</text:span></text:span><text:span text:style-name="Source_20_Text"><text:span text:style-name="T6"> ValueError</text:span></text:span><text:span text:style-name="Source_20_Text"><text:span text:style-name="T15">:</text:span></text:span></text:p>
      <text:p text:style-name="P4"><text:span text:style-name="Source_20_Text"><text:span text:style-name="T10"><text:s text:c="3"/></text:span></text:span><text:span text:style-name="Source_20_Text"><text:span text:style-name="T16"># обработка исключения ValueError</text:span></text:span></text:p>
      <text:p text:style-name="P4"><text:span text:style-name="Source_20_Text"><text:span text:style-name="T10"><text:s text:c="3"/></text:span></text:span><text:span text:style-name="Source_20_Text"><text:span text:style-name="T13">pass</text:span></text:span></text:p>
      <text:p text:style-name="P4"><text:span text:style-name="Source_20_Text"><text:span text:style-name="T13">except</text:span></text:span><text:span text:style-name="Source_20_Text"><text:span text:style-name="T6"> </text:span></text:span><text:span text:style-name="Source_20_Text"><text:span text:style-name="T15">(</text:span></text:span><text:span text:style-name="Source_20_Text"><text:span text:style-name="T6">TypeError</text:span></text:span><text:span text:style-name="Source_20_Text"><text:span text:style-name="T15">,</text:span></text:span><text:span text:style-name="Source_20_Text"><text:span text:style-name="T6"> ZeroDivisionError</text:span></text:span><text:span text:style-name="Source_20_Text"><text:span text:style-name="T15">):</text:span></text:span></text:p>
      <text:p text:style-name="P4"><text:span text:style-name="Source_20_Text"><text:span text:style-name="T10"><text:s text:c="3"/></text:span></text:span><text:span text:style-name="Source_20_Text"><text:span text:style-name="T16"># Обработка нескольких исключений:</text:span></text:span></text:p>
      <text:p text:style-name="P4"><text:span text:style-name="Source_20_Text"><text:span text:style-name="T10"><text:s text:c="3"/></text:span></text:span><text:span text:style-name="Source_20_Text"><text:span text:style-name="T16"># TypeError and ZeroDivisionError</text:span></text:span></text:p>
      <text:p text:style-name="P4"><text:span text:style-name="Source_20_Text"><text:span text:style-name="T10"><text:s text:c="3"/></text:span></text:span><text:span text:style-name="Source_20_Text"><text:span text:style-name="T13">pass</text:span></text:span></text:p>
      <text:p text:style-name="P4"><text:span text:style-name="Source_20_Text"><text:span text:style-name="T13">except</text:span></text:span><text:span text:style-name="Source_20_Text"><text:span text:style-name="T15">:</text:span></text:span></text:p>
      <text:p text:style-name="P4"><text:span text:style-name="Source_20_Text"><text:span text:style-name="T10"><text:s text:c="3"/></text:span></text:span><text:span text:style-name="Source_20_Text"><text:span text:style-name="T16"># Обработка всех остальных типов исключений</text:span></text:span></text:p>
      <text:p text:style-name="P4"><text:span text:style-name="Source_20_Text"><text:span text:style-name="T10"><text:s text:c="3"/></text:span></text:span><text:span text:style-name="Source_20_Text"><text:span text:style-name="T13">pass</text:span></text:span></text:p>
      <text:h text:style-name="P3" text:outline-level="2"><text:bookmark text:name="%D0%98%D0%B5%D1%80%D0%B0%D1%80%D1%85%D0%B8%D1%8F-%D0%B2%D1%81%D1%82%D1%80%D0%BE%D0%B5%D0%BD%D0%BD%D1%8B%D1%85-built-in-%D0%B8%D1%81%D0%BA%D0%BB%D1%8E%D1%87%D0%B5%D0%BD%D0%B8%D0%B9"/><text:soft-page-break/>Иерархия встроенных (built-in) исключений</text:h>
      <text:p text:style-name="P5"><text:span text:style-name="Source_20_Text"><text:span text:style-name="T11">BaseException</text:span></text:span></text:p>
      <text:p text:style-name="P5"><text:span text:style-name="Source_20_Text"><text:span text:style-name="T10"> </text:span></text:span><text:span text:style-name="Source_20_Text"><text:span text:style-name="T11">+-- SystemExit</text:span></text:span></text:p>
      <text:p text:style-name="P5"><text:span text:style-name="Source_20_Text"><text:span text:style-name="T10"> </text:span></text:span><text:span text:style-name="Source_20_Text"><text:span text:style-name="T11">+-- KeyboardInterrupt</text:span></text:span></text:p>
      <text:p text:style-name="P5"><text:span text:style-name="Source_20_Text"><text:span text:style-name="T10"> </text:span></text:span><text:span text:style-name="Source_20_Text"><text:span text:style-name="T11">+-- GeneratorExit</text:span></text:span></text:p>
      <text:p text:style-name="P5"><text:span text:style-name="Source_20_Text"><text:span text:style-name="T10"> </text:span></text:span><text:span text:style-name="Source_20_Text"><text:span text:style-name="T11">+-- Exception</text:span></text:span></text:p>
      <text:p text:style-name="P5"><text:span text:style-name="Source_20_Text"><text:span text:style-name="T10">      </text:span></text:span><text:span text:style-name="Source_20_Text"><text:span text:style-name="T11">+-- StopIteration</text:span></text:span></text:p>
      <text:p text:style-name="P5"><text:span text:style-name="Source_20_Text"><text:span text:style-name="T10">      </text:span></text:span><text:span text:style-name="Source_20_Text"><text:span text:style-name="T11">+-- StopAsyncIteration</text:span></text:span></text:p>
      <text:p text:style-name="P5"><text:span text:style-name="Source_20_Text"><text:span text:style-name="T10">      </text:span></text:span><text:span text:style-name="Source_20_Text"><text:span text:style-name="T11">+-- ArithmeticError</text:span></text:span></text:p>
      <text:p text:style-name="P5"><text:span text:style-name="Source_20_Text"><text:span text:style-name="T10">      </text:span></text:span><text:span text:style-name="Source_20_Text"><text:span text:style-name="T11">|    +-- FloatingPointError</text:span></text:span></text:p>
      <text:p text:style-name="P5"><text:span text:style-name="Source_20_Text"><text:span text:style-name="T10">      </text:span></text:span><text:span text:style-name="Source_20_Text"><text:span text:style-name="T11">|    +-- OverflowError</text:span></text:span></text:p>
      <text:p text:style-name="P5"><text:span text:style-name="Source_20_Text"><text:span text:style-name="T10">      </text:span></text:span><text:span text:style-name="Source_20_Text"><text:span text:style-name="T11">|    +-- ZeroDivisionError</text:span></text:span></text:p>
      <text:p text:style-name="P5"><text:span text:style-name="Source_20_Text"><text:span text:style-name="T10">      </text:span></text:span><text:span text:style-name="Source_20_Text"><text:span text:style-name="T11">+-- AssertionError</text:span></text:span></text:p>
      <text:p text:style-name="P5"><text:span text:style-name="Source_20_Text"><text:span text:style-name="T10">      </text:span></text:span><text:span text:style-name="Source_20_Text"><text:span text:style-name="T11">+-- AttributeError</text:span></text:span></text:p>
      <text:p text:style-name="P5"><text:span text:style-name="Source_20_Text"><text:span text:style-name="T10">      </text:span></text:span><text:span text:style-name="Source_20_Text"><text:span text:style-name="T11">+-- BufferError</text:span></text:span></text:p>
      <text:p text:style-name="P5"><text:span text:style-name="Source_20_Text"><text:span text:style-name="T10">      </text:span></text:span><text:span text:style-name="Source_20_Text"><text:span text:style-name="T11">+-- EOFError</text:span></text:span></text:p>
      <text:p text:style-name="P5"><text:span text:style-name="Source_20_Text"><text:span text:style-name="T10">      </text:span></text:span><text:span text:style-name="Source_20_Text"><text:span text:style-name="T11">+-- ImportError</text:span></text:span></text:p>
      <text:p text:style-name="P5"><text:span text:style-name="Source_20_Text"><text:span text:style-name="T10">      </text:span></text:span><text:span text:style-name="Source_20_Text"><text:span text:style-name="T11">|    +-- ModuleNotFoundError</text:span></text:span></text:p>
      <text:p text:style-name="P5"><text:span text:style-name="Source_20_Text"><text:span text:style-name="T10">      </text:span></text:span><text:span text:style-name="Source_20_Text"><text:span text:style-name="T11">+-- LookupError</text:span></text:span></text:p>
      <text:p text:style-name="P5"><text:span text:style-name="Source_20_Text"><text:span text:style-name="T10">      </text:span></text:span><text:span text:style-name="Source_20_Text"><text:span text:style-name="T11">|    +-- IndexError</text:span></text:span></text:p>
      <text:p text:style-name="P5"><text:span text:style-name="Source_20_Text"><text:span text:style-name="T10">      </text:span></text:span><text:span text:style-name="Source_20_Text"><text:span text:style-name="T11">|    +-- KeyError</text:span></text:span></text:p>
      <text:p text:style-name="P5"><text:span text:style-name="Source_20_Text"><text:span text:style-name="T10">      </text:span></text:span><text:span text:style-name="Source_20_Text"><text:span text:style-name="T11">+-- MemoryError</text:span></text:span></text:p>
      <text:p text:style-name="P5"><text:span text:style-name="Source_20_Text"><text:span text:style-name="T10">      </text:span></text:span><text:span text:style-name="Source_20_Text"><text:span text:style-name="T11">+-- NameError</text:span></text:span></text:p>
      <text:p text:style-name="P5"><text:span text:style-name="Source_20_Text"><text:span text:style-name="T10">      </text:span></text:span><text:span text:style-name="Source_20_Text"><text:span text:style-name="T11">|    +-- UnboundLocalError</text:span></text:span></text:p>
      <text:p text:style-name="P5"><text:span text:style-name="Source_20_Text"><text:span text:style-name="T10">      </text:span></text:span><text:span text:style-name="Source_20_Text"><text:span text:style-name="T11">+-- OSError</text:span></text:span></text:p>
      <text:p text:style-name="P5"><text:span text:style-name="Source_20_Text"><text:span text:style-name="T10">      </text:span></text:span><text:span text:style-name="Source_20_Text"><text:span text:style-name="T11">|    +-- BlockingIOError</text:span></text:span></text:p>
      <text:p text:style-name="P5"><text:span text:style-name="Source_20_Text"><text:span text:style-name="T10">      </text:span></text:span><text:span text:style-name="Source_20_Text"><text:span text:style-name="T11">|    +-- ChildProcessError</text:span></text:span></text:p>
      <text:p text:style-name="P5"><text:span text:style-name="Source_20_Text"><text:span text:style-name="T10">      </text:span></text:span><text:span text:style-name="Source_20_Text"><text:span text:style-name="T11">|    +-- ConnectionError</text:span></text:span></text:p>
      <text:p text:style-name="P5"><text:span text:style-name="Source_20_Text"><text:span text:style-name="T10">      </text:span></text:span><text:span text:style-name="Source_20_Text"><text:span text:style-name="T11">|    |    +-- BrokenPipeError</text:span></text:span></text:p>
      <text:p text:style-name="P5"><text:span text:style-name="Source_20_Text"><text:span text:style-name="T10">      </text:span></text:span><text:span text:style-name="Source_20_Text"><text:span text:style-name="T11">|    |    +-- ConnectionAbortedError</text:span></text:span></text:p>
      <text:p text:style-name="P5"><text:span text:style-name="Source_20_Text"><text:span text:style-name="T10">      </text:span></text:span><text:span text:style-name="Source_20_Text"><text:span text:style-name="T11">|    |    +-- ConnectionRefusedError</text:span></text:span></text:p>
      <text:p text:style-name="P5"><text:span text:style-name="Source_20_Text"><text:span text:style-name="T10">      </text:span></text:span><text:span text:style-name="Source_20_Text"><text:span text:style-name="T11">|    |    +-- ConnectionResetError</text:span></text:span></text:p>
      <text:p text:style-name="P5"><text:span text:style-name="Source_20_Text"><text:span text:style-name="T10">      </text:span></text:span><text:span text:style-name="Source_20_Text"><text:span text:style-name="T11">|    +-- FileExistsError</text:span></text:span></text:p>
      <text:p text:style-name="P5"><text:span text:style-name="Source_20_Text"><text:span text:style-name="T10">      </text:span></text:span><text:span text:style-name="Source_20_Text"><text:span text:style-name="T11">|    +-- FileNotFoundError</text:span></text:span></text:p>
      <text:p text:style-name="P5"><text:span text:style-name="Source_20_Text"><text:span text:style-name="T10">      </text:span></text:span><text:span text:style-name="Source_20_Text"><text:span text:style-name="T11">|    +-- InterruptedError</text:span></text:span></text:p>
      <text:p text:style-name="P5"><text:span text:style-name="Source_20_Text"><text:span text:style-name="T10">      </text:span></text:span><text:span text:style-name="Source_20_Text"><text:span text:style-name="T11">|    +-- IsADirectoryError</text:span></text:span></text:p>
      <text:p text:style-name="P5"><text:span text:style-name="Source_20_Text"><text:span text:style-name="T10">      </text:span></text:span><text:span text:style-name="Source_20_Text"><text:span text:style-name="T11">|    +-- NotADirectoryError</text:span></text:span></text:p>
      <text:p text:style-name="P5"><text:span text:style-name="Source_20_Text"><text:span text:style-name="T10">      </text:span></text:span><text:span text:style-name="Source_20_Text"><text:span text:style-name="T11">|    +-- PermissionError</text:span></text:span></text:p>
      <text:p text:style-name="P5"><text:span text:style-name="Source_20_Text"><text:span text:style-name="T10">      </text:span></text:span><text:span text:style-name="Source_20_Text"><text:span text:style-name="T11">|    +-- ProcessLookupError</text:span></text:span></text:p>
      <text:p text:style-name="P5"><text:span text:style-name="Source_20_Text"><text:span text:style-name="T10">      </text:span></text:span><text:span text:style-name="Source_20_Text"><text:span text:style-name="T11">|    +-- TimeoutError</text:span></text:span></text:p>
      <text:p text:style-name="P5"><text:soft-page-break/><text:span text:style-name="Source_20_Text"><text:span text:style-name="T10">      </text:span></text:span><text:span text:style-name="Source_20_Text"><text:span text:style-name="T11">+-- ReferenceError</text:span></text:span></text:p>
      <text:p text:style-name="P5"><text:span text:style-name="Source_20_Text"><text:span text:style-name="T10">      </text:span></text:span><text:span text:style-name="Source_20_Text"><text:span text:style-name="T11">+-- RuntimeError</text:span></text:span></text:p>
      <text:p text:style-name="P5"><text:span text:style-name="Source_20_Text"><text:span text:style-name="T10">      </text:span></text:span><text:span text:style-name="Source_20_Text"><text:span text:style-name="T11">|    +-- NotImplementedError</text:span></text:span></text:p>
      <text:p text:style-name="P5"><text:span text:style-name="Source_20_Text"><text:span text:style-name="T10">      </text:span></text:span><text:span text:style-name="Source_20_Text"><text:span text:style-name="T11">|    +-- RecursionError</text:span></text:span></text:p>
      <text:p text:style-name="P5"><text:span text:style-name="Source_20_Text"><text:span text:style-name="T10">      </text:span></text:span><text:span text:style-name="Source_20_Text"><text:span text:style-name="T11">+-- SyntaxError</text:span></text:span></text:p>
      <text:p text:style-name="P5"><text:span text:style-name="Source_20_Text"><text:span text:style-name="T10">      </text:span></text:span><text:span text:style-name="Source_20_Text"><text:span text:style-name="T11">|    +-- IndentationError</text:span></text:span></text:p>
      <text:p text:style-name="P5"><text:span text:style-name="Source_20_Text"><text:span text:style-name="T10">      </text:span></text:span><text:span text:style-name="Source_20_Text"><text:span text:style-name="T11">|         +-- TabError</text:span></text:span></text:p>
      <text:p text:style-name="P5"><text:span text:style-name="Source_20_Text"><text:span text:style-name="T10">      </text:span></text:span><text:span text:style-name="Source_20_Text"><text:span text:style-name="T11">+-- SystemError</text:span></text:span></text:p>
      <text:p text:style-name="P5"><text:span text:style-name="Source_20_Text"><text:span text:style-name="T10">      </text:span></text:span><text:span text:style-name="Source_20_Text"><text:span text:style-name="T11">+-- TypeError</text:span></text:span></text:p>
      <text:p text:style-name="P5"><text:span text:style-name="Source_20_Text"><text:span text:style-name="T10">      </text:span></text:span><text:span text:style-name="Source_20_Text"><text:span text:style-name="T11">+-- ValueError</text:span></text:span></text:p>
      <text:p text:style-name="P5"><text:span text:style-name="Source_20_Text"><text:span text:style-name="T10">      </text:span></text:span><text:span text:style-name="Source_20_Text"><text:span text:style-name="T11">|    +-- UnicodeError</text:span></text:span></text:p>
      <text:p text:style-name="P5"><text:span text:style-name="Source_20_Text"><text:span text:style-name="T10">      </text:span></text:span><text:span text:style-name="Source_20_Text"><text:span text:style-name="T11">|         +-- UnicodeDecodeError</text:span></text:span></text:p>
      <text:p text:style-name="P5"><text:span text:style-name="Source_20_Text"><text:span text:style-name="T10">      </text:span></text:span><text:span text:style-name="Source_20_Text"><text:span text:style-name="T11">|         +-- UnicodeEncodeError</text:span></text:span></text:p>
      <text:p text:style-name="P5"><text:span text:style-name="Source_20_Text"><text:span text:style-name="T10">      </text:span></text:span><text:span text:style-name="Source_20_Text"><text:span text:style-name="T11">|         +-- UnicodeTranslateError</text:span></text:span></text:p>
      <text:p text:style-name="P5"><text:span text:style-name="Source_20_Text"><text:span text:style-name="T10">      </text:span></text:span><text:span text:style-name="Source_20_Text"><text:span text:style-name="T11">+-- Warning</text:span></text:span></text:p>
      <text:p text:style-name="P5"><text:span text:style-name="Source_20_Text"><text:span text:style-name="T10">           </text:span></text:span><text:span text:style-name="Source_20_Text"><text:span text:style-name="T11">+-- DeprecationWarning</text:span></text:span></text:p>
      <text:p text:style-name="P5"><text:span text:style-name="Source_20_Text"><text:span text:style-name="T10">           </text:span></text:span><text:span text:style-name="Source_20_Text"><text:span text:style-name="T11">+-- PendingDeprecationWarning</text:span></text:span></text:p>
      <text:p text:style-name="P5"><text:span text:style-name="Source_20_Text"><text:span text:style-name="T10">           </text:span></text:span><text:span text:style-name="Source_20_Text"><text:span text:style-name="T11">+-- RuntimeWarning</text:span></text:span></text:p>
      <text:p text:style-name="P5"><text:span text:style-name="Source_20_Text"><text:span text:style-name="T10">           </text:span></text:span><text:span text:style-name="Source_20_Text"><text:span text:style-name="T11">+-- SyntaxWarning</text:span></text:span></text:p>
      <text:p text:style-name="P5"><text:span text:style-name="Source_20_Text"><text:span text:style-name="T10">           </text:span></text:span><text:span text:style-name="Source_20_Text"><text:span text:style-name="T11">+-- UserWarning</text:span></text:span></text:p>
      <text:p text:style-name="P5"><text:span text:style-name="Source_20_Text"><text:span text:style-name="T10">           </text:span></text:span><text:span text:style-name="Source_20_Text"><text:span text:style-name="T11">+-- FutureWarning</text:span></text:span></text:p>
      <text:p text:style-name="P5"><text:span text:style-name="Source_20_Text"><text:span text:style-name="T10">           </text:span></text:span><text:span text:style-name="Source_20_Text"><text:span text:style-name="T11">+-- ImportWarning</text:span></text:span></text:p>
      <text:p text:style-name="P5"><text:span text:style-name="Source_20_Text"><text:span text:style-name="T10">           </text:span></text:span><text:span text:style-name="Source_20_Text"><text:span text:style-name="T11">+-- UnicodeWarning</text:span></text:span></text:p>
      <text:p text:style-name="P5"><text:span text:style-name="Source_20_Text"><text:span text:style-name="T10">           </text:span></text:span><text:span text:style-name="Source_20_Text"><text:span text:style-name="T11">+-- BytesWarning</text:span></text:span></text:p>
      <text:p text:style-name="P5"><text:span text:style-name="Source_20_Text"><text:span text:style-name="T10">           </text:span></text:span><text:span text:style-name="Source_20_Text"><text:span text:style-name="T11">+-- ResourceWarning</text:span></text:span></text:p>
      <text:h text:style-name="P3" text:outline-level="2"><text:bookmark text:name="%D0%9F%D1%80%D0%B8%D0%BC%D0%B5%D1%80%D1%8B-%D0%B8%D1%81%D0%BF%D0%BE%D0%BB%D1%8C%D0%B7%D0%BE%D0%B2%D0%B0%D0%BD%D0%B8%D1%8F-%D0%B2%D1%81%D1%82%D1%80%D0%BE%D0%B5%D0%BD%D0%BD%D1%8B%D1%85-%D0%B8%D1%81%D0%BA%D0%BB%D1%8E%D1%87%D0%B5%D0%BD%D0%B8%D0%B9"/>Примеры использования встроенных исключений</text:h>
      <text:p text:style-name="P4"><text:span text:style-name="Source_20_Text"><text:span text:style-name="T16"># Использование блока try-except, исключение возбуждается.</text:span></text:span></text:p>
      <text:p text:style-name="P4"><text:span text:style-name="Source_20_Text"><text:span text:style-name="T13">try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6">a </text:span></text:span><text:span text:style-name="Source_20_Text"><text:span text:style-name="T13">=</text:span></text:span><text:span text:style-name="Source_20_Text"><text:span text:style-name="T6"> </text:span></text:span><text:span text:style-name="Source_20_Text"><text:span text:style-name="T17">1</text:span></text:span><text:span text:style-name="Source_20_Text"><text:span text:style-name="T13">/</text:span></text:span><text:span text:style-name="Source_20_Text"><text:span text:style-name="T17">0</text:span></text:span></text:p>
      <text:p text:style-name="P4"><text:span text:style-name="Source_20_Text"><text:span text:style-name="T13">except</text:span></text:span><text:span text:style-name="Source_20_Text"><text:span text:style-name="T6"> ZeroDivisionError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"Было обработано исключение"</text:span></text:span><text:span text:style-name="Source_20_Text"><text:span text:style-name="T15">)</text:span></text:span></text:p>
      <text:p text:style-name="P4"><text:span text:style-name="Source_20_Text"><text:span text:style-name="T13">else</text:span></text:span><text:span text:style-name="Source_20_Text"><text:span text:style-name="T15">:</text:span></text:span></text:p>
      <text:p text:style-name="P4"><text:soft-page-break/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"Исключений в процессе выполнения возбуждено не было"</text:span></text:span><text:span text:style-name="Source_20_Text"><text:span text:style-name="T15">)</text:span></text:span></text:p>
      <text:p text:style-name="P4"><text:span text:style-name="Source_20_Text"><text:span text:style-name="T13">finally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"Должно выполниться в любом случае"</text:span></text:span><text:span text:style-name="Source_20_Text"><text:span text:style-name="T15">)</text:span></text:span></text:p>
      <text:p text:style-name="P4"><text:span text:style-name="Source_20_Text"><text:span text:style-name="T16"># Использование блока try-except, исключений возбуждено не было.</text:span></text:span></text:p>
      <text:p text:style-name="P4"><text:span text:style-name="Source_20_Text"><text:span text:style-name="T13">try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6">a </text:span></text:span><text:span text:style-name="Source_20_Text"><text:span text:style-name="T13">=</text:span></text:span><text:span text:style-name="Source_20_Text"><text:span text:style-name="T6"> </text:span></text:span><text:span text:style-name="Source_20_Text"><text:span text:style-name="T17">1</text:span></text:span><text:span text:style-name="Source_20_Text"><text:span text:style-name="T13">/</text:span></text:span><text:span text:style-name="Source_20_Text"><text:span text:style-name="T17">5</text:span></text:span></text:p>
      <text:p text:style-name="P4"><text:span text:style-name="Source_20_Text"><text:span text:style-name="T13">except</text:span></text:span><text:span text:style-name="Source_20_Text"><text:span text:style-name="T6"> ZeroDivisionError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"Было обработано исключение"</text:span></text:span><text:span text:style-name="Source_20_Text"><text:span text:style-name="T15">)</text:span></text:span></text:p>
      <text:p text:style-name="P4"><text:span text:style-name="Source_20_Text"><text:span text:style-name="T13">else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"Исключений в процессе выполнения возбуждено не было"</text:span></text:span><text:span text:style-name="Source_20_Text"><text:span text:style-name="T15">)</text:span></text:span></text:p>
      <text:p text:style-name="P4"><text:span text:style-name="Source_20_Text"><text:span text:style-name="T13">finally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"Должно выполниться в любом случае"</text:span></text:span><text:span text:style-name="Source_20_Text"><text:span text:style-name="T15">)</text:span></text:span></text:p>
      <text:h text:style-name="P3" text:outline-level="2"><text:bookmark text:name="%D0%A1%D0%BE%D0%B7%D0%B4%D0%B0%D0%BD%D0%B8%D0%B5-%D1%81%D0%BE%D0%B1%D1%81%D1%82%D0%B2%D0%B5%D0%BD%D0%BD%D1%8B%D1%85-%D0%B8%D1%81%D0%BA%D0%BB%D1%8E%D1%87%D0%B5%D0%BD%D0%B8%D0%B9"/>Создание собственных исключений</text:h>
      <text:p text:style-name="P12"><text:span text:style-name="T6">Исключение в Python – класс, унаследованный от </text:span><text:span text:style-name="Strong_20_Emphasis"><text:span text:style-name="T7">BaseException.</text:span></text:span></text:p>
      <text:p text:style-name="P14">Для создания собственного исключения достаточно унаследовать его от любого built-in исключения в том месте иерархии, которая необходима.</text:p>
      <text:p text:style-name="P12"><text:span text:style-name="T6">Блок</text:span><text:span text:style-name="Strong_20_Emphasis"><text:span text:style-name="T6"> </text:span></text:span><text:span text:style-name="Strong_20_Emphasis"><text:span text:style-name="T7">except</text:span></text:span><text:span text:style-name="T6"> ловит как исключение указанного класса, так и любого его наследника.</text:span></text:p>
      <text:p text:style-name="P4"><text:span text:style-name="Source_20_Text"><text:span text:style-name="T16">#Создание класса исключения.</text:span></text:span></text:p>
      <text:p text:style-name="P7"/>
      <text:p text:style-name="P4"><text:soft-page-break/><text:span text:style-name="Source_20_Text"><text:span text:style-name="T14">class</text:span></text:span><text:span text:style-name="Source_20_Text"><text:span text:style-name="T6"> </text:span></text:span><text:span text:style-name="Source_20_Text"><text:span text:style-name="T18">NetworkError</text:span></text:span><text:span text:style-name="Source_20_Text"><text:span text:style-name="T15">(</text:span></text:span><text:span text:style-name="Source_20_Text"><text:span text:style-name="T6">RuntimeError</text:span></text:span><text:span text:style-name="Source_20_Text"><text:span text:style-name="T15">):</text:span></text:span></text:p>
      <text:p text:style-name="P4"><text:span text:style-name="Source_20_Text"><text:span text:style-name="T10"><text:s text:c="2"/></text:span></text:span><text:span text:style-name="Source_20_Text"><text:span text:style-name="T13">pass</text:span></text:span></text:p>
      <text:p text:style-name="P7"/>
      <text:p text:style-name="P4"><text:span text:style-name="Source_20_Text"><text:span text:style-name="T13">try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6"># Для возбуждения исключения необходимого типа используется инструкция raise.</text:span></text:span></text:p>
      <text:p text:style-name="P4"><text:span text:style-name="Source_20_Text"><text:span text:style-name="T10"><text:s text:c="2"/></text:span></text:span><text:span text:style-name="Source_20_Text"><text:span text:style-name="T13">raise</text:span></text:span><text:span text:style-name="Source_20_Text"><text:span text:style-name="T6"> NetworkError</text:span></text:span><text:span text:style-name="Source_20_Text"><text:span text:style-name="T15">(</text:span></text:span><text:span text:style-name="Source_20_Text"><text:span text:style-name="T18">"Exception text"</text:span></text:span><text:span text:style-name="Source_20_Text"><text:span text:style-name="T15">)</text:span></text:span><text:span text:style-name="Source_20_Text"><text:span text:style-name="T6"> </text:span></text:span></text:p>
      <text:p text:style-name="P7"/>
      <text:p text:style-name="P4"><text:span text:style-name="Source_20_Text"><text:span text:style-name="T13">except</text:span></text:span><text:span text:style-name="Source_20_Text"><text:span text:style-name="T6"> RuntimeError </text:span></text:span><text:span text:style-name="Source_20_Text"><text:span text:style-name="T13">as</text:span></text:span><text:span text:style-name="Source_20_Text"><text:span text:style-name="T6"> e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"Обработана RuntimeError:"</text:span></text:span><text:span text:style-name="Source_20_Text"><text:span text:style-name="T15">,</text:span></text:span><text:span text:style-name="Source_20_Text"><text:span text:style-name="T6"> e</text:span></text:span><text:span text:style-name="Source_20_Text"><text:span text:style-name="T15">)</text:span></text:span></text:p>
      <text:p text:style-name="P7"/>
      <text:p text:style-name="P4"><text:span text:style-name="Source_20_Text"><text:span text:style-name="T13">except</text:span></text:span><text:span text:style-name="Source_20_Text"><text:span text:style-name="T6"> NetworkError </text:span></text:span><text:span text:style-name="Source_20_Text"><text:span text:style-name="T13">as</text:span></text:span><text:span text:style-name="Source_20_Text"><text:span text:style-name="T6"> e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"Обработана NetworkError:"</text:span></text:span><text:span text:style-name="Source_20_Text"><text:span text:style-name="T15">,</text:span></text:span><text:span text:style-name="Source_20_Text"><text:span text:style-name="T6"> e</text:span></text:span><text:span text:style-name="Source_20_Text"><text:span text:style-name="T15">)</text:span></text:span></text:p>
      <text:p text:style-name="P8"><text:span text:style-name="Emphasis"><text:span text:style-name="T8">При возбуждении исключения, выбирается первый подходящий обработчик.</text:span></text:span></text:p>
      <text:p text:style-name="P8"><text:span text:style-name="Citation"><text:span text:style-name="T20">прим. Happy Python</text:span></text:span></text:p>
      <text:p text:style-name="P4"><text:span text:style-name="Source_20_Text"><text:span text:style-name="T16"># Здесь отработает хэндлер NetworkError.</text:span></text:span></text:p>
      <text:p text:style-name="P4"><text:span text:style-name="Source_20_Text"><text:span text:style-name="T14">class</text:span></text:span><text:span text:style-name="Source_20_Text"><text:span text:style-name="T6"> </text:span></text:span><text:span text:style-name="Source_20_Text"><text:span text:style-name="T18">NetworkError</text:span></text:span><text:span text:style-name="Source_20_Text"><text:span text:style-name="T15">(</text:span></text:span><text:span text:style-name="Source_20_Text"><text:span text:style-name="T6">RuntimeError</text:span></text:span><text:span text:style-name="Source_20_Text"><text:span text:style-name="T15">):</text:span></text:span></text:p>
      <text:p text:style-name="P4"><text:span text:style-name="Source_20_Text"><text:span text:style-name="T10"><text:s text:c="2"/></text:span></text:span><text:span text:style-name="Source_20_Text"><text:span text:style-name="T13">pass</text:span></text:span></text:p>
      <text:p text:style-name="P7"/>
      <text:p text:style-name="P7"/>
      <text:p text:style-name="P4"><text:span text:style-name="Source_20_Text"><text:span text:style-name="T13">try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raise</text:span></text:span><text:span text:style-name="Source_20_Text"><text:span text:style-name="T6"> NetworkError</text:span></text:span><text:span text:style-name="Source_20_Text"><text:span text:style-name="T15">(</text:span></text:span><text:span text:style-name="Source_20_Text"><text:span text:style-name="T18">"Exception text"</text:span></text:span><text:span text:style-name="Source_20_Text"><text:span text:style-name="T15">)</text:span></text:span></text:p>
      <text:p text:style-name="P7"/>
      <text:p text:style-name="P4"><text:span text:style-name="Source_20_Text"><text:span text:style-name="T13">except</text:span></text:span><text:span text:style-name="Source_20_Text"><text:span text:style-name="T6"> NetworkError </text:span></text:span><text:span text:style-name="Source_20_Text"><text:span text:style-name="T13">as</text:span></text:span><text:span text:style-name="Source_20_Text"><text:span text:style-name="T6"> e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"Обработана NetworkError:"</text:span></text:span><text:span text:style-name="Source_20_Text"><text:span text:style-name="T15">,</text:span></text:span><text:span text:style-name="Source_20_Text"><text:span text:style-name="T6"> e</text:span></text:span><text:span text:style-name="Source_20_Text"><text:span text:style-name="T15">)</text:span></text:span></text:p>
      <text:p text:style-name="P7"/>
      <text:p text:style-name="P4"><text:span text:style-name="Source_20_Text"><text:span text:style-name="T13">except</text:span></text:span><text:span text:style-name="Source_20_Text"><text:span text:style-name="T6"> RuntimeError </text:span></text:span><text:span text:style-name="Source_20_Text"><text:span text:style-name="T13">as</text:span></text:span><text:span text:style-name="Source_20_Text"><text:span text:style-name="T6"> e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"Обработана RuntimeError:"</text:span></text:span><text:span text:style-name="Source_20_Text"><text:span text:style-name="T15">,</text:span></text:span><text:span text:style-name="Source_20_Text"><text:span text:style-name="T6"> e</text:span></text:span><text:span text:style-name="Source_20_Text"><text:span text:style-name="T15">)</text:span></text:span></text:p>
      <text:h text:style-name="P3" text:outline-level="2"><text:bookmark text:name="%D0%9A%D0%B0%D1%81%D0%BA%D0%B0%D0%B4%D0%BD%D0%B0%D1%8F-%D0%BE%D0%B1%D1%80%D0%B0%D0%B1%D0%BE%D1%82%D0%BA%D0%B0-%D0%B8%D1%81%D0%BA%D0%BB%D1%8E%D1%87%D0%B5%D0%BD%D0%B8%D0%B9"/><text:soft-page-break/>Каскадная обработка исключений</text:h>
      <text:p text:style-name="P14">Инструкция raise без параметров возбуждает последнее произошедшее исключение. В случае, если она расположена в блоке except, исключение будет поймано обработчиками более высокого порядка.</text:p>
      <text:p text:style-name="P4"><text:span text:style-name="Source_20_Text"><text:span text:style-name="T14">class</text:span></text:span><text:span text:style-name="Source_20_Text"><text:span text:style-name="T6"> </text:span></text:span><text:span text:style-name="Source_20_Text"><text:span text:style-name="T18">NetworkError</text:span></text:span><text:span text:style-name="Source_20_Text"><text:span text:style-name="T15">(</text:span></text:span><text:span text:style-name="Source_20_Text"><text:span text:style-name="T6">RuntimeError</text:span></text:span><text:span text:style-name="Source_20_Text"><text:span text:style-name="T15">):</text:span></text:span></text:p>
      <text:p text:style-name="P4"><text:span text:style-name="Source_20_Text"><text:span text:style-name="T10"><text:s text:c="3"/></text:span></text:span><text:span text:style-name="Source_20_Text"><text:span text:style-name="T13">pass</text:span></text:span></text:p>
      <text:p text:style-name="P7"/>
      <text:p text:style-name="P4"><text:span text:style-name="Source_20_Text"><text:span text:style-name="T13">try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try</text:span></text:span><text:span text:style-name="Source_20_Text"><text:span text:style-name="T15">:</text:span></text:span></text:p>
      <text:p text:style-name="P4"><text:span text:style-name="Source_20_Text"><text:span text:style-name="T10"><text:s text:c="4"/></text:span></text:span><text:span text:style-name="Source_20_Text"><text:span text:style-name="T16"># Для возбуждения исключения без передачи каких-либо параметров скобки.</text:span></text:span></text:p>
      <text:p text:style-name="P4"><text:span text:style-name="Source_20_Text"><text:span text:style-name="T10"><text:s text:c="4"/></text:span></text:span><text:span text:style-name="Source_20_Text"><text:span text:style-name="T16"># не обязательны. Экземпляр будет создан в любом случае.</text:span></text:span></text:p>
      <text:p text:style-name="P4"><text:span text:style-name="Source_20_Text"><text:span text:style-name="T10"><text:s text:c="4"/></text:span></text:span><text:span text:style-name="Source_20_Text"><text:span text:style-name="T13">raise</text:span></text:span><text:span text:style-name="Source_20_Text"><text:span text:style-name="T6"> NetworkError </text:span></text:span></text:p>
      <text:p text:style-name="P4"><text:span text:style-name="Source_20_Text"><text:span text:style-name="T10"><text:s text:c="2"/></text:span></text:span><text:span text:style-name="Source_20_Text"><text:span text:style-name="T13">except</text:span></text:span><text:span text:style-name="Source_20_Text"><text:span text:style-name="T6"> NetworkError </text:span></text:span><text:span text:style-name="Source_20_Text"><text:span text:style-name="T13">as</text:span></text:span><text:span text:style-name="Source_20_Text"><text:span text:style-name="T6"> e</text:span></text:span><text:span text:style-name="Source_20_Text"><text:span text:style-name="T15">:</text:span></text:span></text:p>
      <text:p text:style-name="P4"><text:span text:style-name="Source_20_Text"><text:span text:style-name="T10"><text:s text:c="4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'Первый обработчик, id исключения:'</text:span></text:span><text:span text:style-name="Source_20_Text"><text:span text:style-name="T15">,</text:span></text:span><text:span text:style-name="Source_20_Text"><text:span text:style-name="T6"> </text:span></text:span><text:span text:style-name="Source_20_Text"><text:span text:style-name="T19">id</text:span></text:span><text:span text:style-name="Source_20_Text"><text:span text:style-name="T15">(</text:span></text:span><text:span text:style-name="Source_20_Text"><text:span text:style-name="T6">e</text:span></text:span><text:span text:style-name="Source_20_Text"><text:span text:style-name="T15">))</text:span></text:span></text:p>
      <text:p text:style-name="P4"><text:span text:style-name="Source_20_Text"><text:span text:style-name="T10"><text:s text:c="4"/></text:span></text:span><text:span text:style-name="Source_20_Text"><text:span text:style-name="T13">raise</text:span></text:span></text:p>
      <text:p text:style-name="P4"><text:span text:style-name="Source_20_Text"><text:span text:style-name="T13">except</text:span></text:span><text:span text:style-name="Source_20_Text"><text:span text:style-name="T6"> Exception </text:span></text:span><text:span text:style-name="Source_20_Text"><text:span text:style-name="T13">as</text:span></text:span><text:span text:style-name="Source_20_Text"><text:span text:style-name="T6"> exc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'Второй обработчик, id исключения:'</text:span></text:span><text:span text:style-name="Source_20_Text"><text:span text:style-name="T15">,</text:span></text:span><text:span text:style-name="Source_20_Text"><text:span text:style-name="T6"> </text:span></text:span><text:span text:style-name="Source_20_Text"><text:span text:style-name="T19">id</text:span></text:span><text:span text:style-name="Source_20_Text"><text:span text:style-name="T15">(</text:span></text:span><text:span text:style-name="Source_20_Text"><text:span text:style-name="T6">exc</text:span></text:span><text:span text:style-name="Source_20_Text"><text:span text:style-name="T15">))</text:span></text:span></text:p>
      <text:p text:style-name="P4"><text:span text:style-name="Source_20_Text"><text:span text:style-name="T16"># Вложенные блоки работают одинаково везде</text:span></text:span></text:p>
      <text:p text:style-name="P4"><text:span text:style-name="Source_20_Text"><text:span text:style-name="T14">class</text:span></text:span><text:span text:style-name="Source_20_Text"><text:span text:style-name="T6"> </text:span></text:span><text:span text:style-name="Source_20_Text"><text:span text:style-name="T18">NetworkError</text:span></text:span><text:span text:style-name="Source_20_Text"><text:span text:style-name="T15">(</text:span></text:span><text:span text:style-name="Source_20_Text"><text:span text:style-name="T6">RuntimeError</text:span></text:span><text:span text:style-name="Source_20_Text"><text:span text:style-name="T15">):</text:span></text:span></text:p>
      <text:p text:style-name="P4"><text:span text:style-name="Source_20_Text"><text:span text:style-name="T10"><text:s text:c="3"/></text:span></text:span><text:span text:style-name="Source_20_Text"><text:span text:style-name="T13">pass</text:span></text:span></text:p>
      <text:p text:style-name="P7"/>
      <text:p text:style-name="P4"><text:span text:style-name="Source_20_Text"><text:span text:style-name="T14">def</text:span></text:span><text:span text:style-name="Source_20_Text"><text:span text:style-name="T6"> </text:span></text:span><text:span text:style-name="Source_20_Text"><text:span text:style-name="T21">func</text:span></text:span><text:span text:style-name="Source_20_Text"><text:span text:style-name="T15">():</text:span></text:span></text:p>
      <text:p text:style-name="P4"><text:span text:style-name="Source_20_Text"><text:span text:style-name="T10"><text:s text:c="2"/></text:span></text:span><text:span text:style-name="Source_20_Text"><text:span text:style-name="T13">try</text:span></text:span><text:span text:style-name="Source_20_Text"><text:span text:style-name="T15">:</text:span></text:span></text:p>
      <text:p text:style-name="P4"><text:soft-page-break/><text:span text:style-name="Source_20_Text"><text:span text:style-name="T10"><text:s text:c="4"/></text:span></text:span><text:span text:style-name="Source_20_Text"><text:span text:style-name="T13">raise</text:span></text:span><text:span text:style-name="Source_20_Text"><text:span text:style-name="T6"> NetworkError</text:span></text:span></text:p>
      <text:p text:style-name="P4"><text:span text:style-name="Source_20_Text"><text:span text:style-name="T10"><text:s text:c="2"/></text:span></text:span><text:span text:style-name="Source_20_Text"><text:span text:style-name="T13">except</text:span></text:span><text:span text:style-name="Source_20_Text"><text:span text:style-name="T6"> NetworkError </text:span></text:span><text:span text:style-name="Source_20_Text"><text:span text:style-name="T13">as</text:span></text:span><text:span text:style-name="Source_20_Text"><text:span text:style-name="T6"> e</text:span></text:span><text:span text:style-name="Source_20_Text"><text:span text:style-name="T15">:</text:span></text:span></text:p>
      <text:p text:style-name="P4"><text:span text:style-name="Source_20_Text"><text:span text:style-name="T10"><text:s text:c="4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'Первый обработчик, id исключения:'</text:span></text:span><text:span text:style-name="Source_20_Text"><text:span text:style-name="T15">,</text:span></text:span><text:span text:style-name="Source_20_Text"><text:span text:style-name="T6"> </text:span></text:span><text:span text:style-name="Source_20_Text"><text:span text:style-name="T19">id</text:span></text:span><text:span text:style-name="Source_20_Text"><text:span text:style-name="T15">(</text:span></text:span><text:span text:style-name="Source_20_Text"><text:span text:style-name="T6">e</text:span></text:span><text:span text:style-name="Source_20_Text"><text:span text:style-name="T15">))</text:span></text:span></text:p>
      <text:p text:style-name="P4"><text:span text:style-name="Source_20_Text"><text:span text:style-name="T10"><text:s text:c="4"/></text:span></text:span><text:span text:style-name="Source_20_Text"><text:span text:style-name="T13">raise</text:span></text:span></text:p>
      <text:p text:style-name="P7"/>
      <text:p text:style-name="P4"><text:span text:style-name="Source_20_Text"><text:span text:style-name="T13">try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6">func</text:span></text:span><text:span text:style-name="Source_20_Text"><text:span text:style-name="T15">()</text:span></text:span></text:p>
      <text:p text:style-name="P4"><text:span text:style-name="Source_20_Text"><text:span text:style-name="T13">except</text:span></text:span><text:span text:style-name="Source_20_Text"><text:span text:style-name="T6"> NetworkError </text:span></text:span><text:span text:style-name="Source_20_Text"><text:span text:style-name="T13">as</text:span></text:span><text:span text:style-name="Source_20_Text"><text:span text:style-name="T6"> e</text:span></text:span><text:span text:style-name="Source_20_Text"><text:span text:style-name="T15">:</text:span></text:span></text:p>
      <text:p text:style-name="P4"><text:span text:style-name="Source_20_Text"><text:span text:style-name="T10"><text:s text:c="2"/></text:span></text:span><text:span text:style-name="Source_20_Text"><text:span text:style-name="T13">print</text:span></text:span><text:span text:style-name="Source_20_Text"><text:span text:style-name="T15">(</text:span></text:span><text:span text:style-name="Source_20_Text"><text:span text:style-name="T18">'Второй обработчик, id исключения:'</text:span></text:span><text:span text:style-name="Source_20_Text"><text:span text:style-name="T15">,</text:span></text:span><text:span text:style-name="Source_20_Text"><text:span text:style-name="T6"> </text:span></text:span><text:span text:style-name="Source_20_Text"><text:span text:style-name="T19">id</text:span></text:span><text:span text:style-name="Source_20_Text"><text:span text:style-name="T15">(</text:span></text:span><text:span text:style-name="Source_20_Text"><text:span text:style-name="T6">e</text:span></text:span><text:span text:style-name="Source_20_Text"><text:span text:style-name="T15">))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aco" svg:font-family="Monaco, 'Courier New', 'DejaVu Sans Mono', 'Bitstream Vera Sans Mono', monospace"/>
    <style:font-face style:name="Roboto Slab" svg:font-family="'Roboto Slab', Arial, sans-serif"/>
    <style:font-face style:name="inherit" svg:font-family="inherit"/>
    <style:font-face style:name="var hcb-font-family" svg:font-family="'var hcb-font-family', Menlo, Consolas, 'Hiragino Kaku Gothic ProN', 'Hiragino Sans', Meiry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9:16:02.585934460</meta:creation-date>
    <dc:date>2022-09-16T19:17:24.862616943</dc:date>
    <meta:editing-duration>PT1M25S</meta:editing-duration>
    <meta:editing-cycles>1</meta:editing-cycles>
    <meta:document-statistic meta:table-count="0" meta:image-count="0" meta:object-count="0" meta:page-count="8" meta:paragraph-count="176" meta:word-count="624" meta:character-count="5617" meta:non-whitespace-character-count="4498"/>
    <meta:generator>LibreOffice/7.0.4.2$Linux_X86_64 LibreOffice_project/00$Build-2</meta:generator>
  </office:meta>
</office:document-meta>
</file>